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7">
            <text:p>TA-7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5300.0">
            <text:p>5300.0</text:p>
          </table:table-cell>
          <table:table-cell office:value-type="float" office:value="250.0">
            <text:p>25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18">
            <text:p>8.1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6">
            <text:p>Narva-Luga-06</text:p>
          </table:table-cell>
          <table:table-cell office:value-type="float" office:value="59.61">
            <text:p>59.61</text:p>
          </table:table-cell>
          <table:table-cell office:value-type="float" office:value="28.5">
            <text:p>28.5</text:p>
          </table:table-cell>
          <table:table-cell office:value-type="float" office:value="7305.0">
            <text:p>7305.0</text:p>
          </table:table-cell>
          <table:table-cell office:value-type="float" office:value="187.5">
            <text:p>187.5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0.58">
            <text:p>10.5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arseEtal2003,RosentauEtal2013,RosentauEtal2021">
            <text:p>SaarseEtal200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Beta-312385">
            <text:p>Beta-312385</text:p>
          </table:table-cell>
          <table:table-cell office:value-type="float" office:value="59.4">
            <text:p>59.4</text:p>
          </table:table-cell>
          <table:table-cell office:value-type="float" office:value="28.16">
            <text:p>28.16</text:p>
          </table:table-cell>
          <table:table-cell office:value-type="float" office:value="7280.0">
            <text:p>7280.0</text:p>
          </table:table-cell>
          <table:table-cell office:value-type="float" office:value="40.0">
            <text:p>40.0</text:p>
          </table:table-cell>
          <table:table-cell office:value-type="string" office:value="elk antler">
            <text:p>elk antl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38">
            <text:p>4.3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7">
            <text:p>Narva-Luga-07</text:p>
          </table:table-cell>
          <table:table-cell office:value-type="float" office:value="59.61">
            <text:p>59.61</text:p>
          </table:table-cell>
          <table:table-cell office:value-type="float" office:value="28.5">
            <text:p>28.5</text:p>
          </table:table-cell>
          <table:table-cell office:value-type="float" office:value="10200.0">
            <text:p>10200.0</text:p>
          </table:table-cell>
          <table:table-cell office:value-type="float" office:value="300.0">
            <text:p>3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3.18">
            <text:p>13.1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arseEtal2003,RosentauEtal2013,RosentauEtal2021">
            <text:p>SaarseEtal200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53">
            <text:p>TA-53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7640.0">
            <text:p>7640.0</text:p>
          </table:table-cell>
          <table:table-cell office:value-type="float" office:value="180.0">
            <text:p>18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Hela-2741">
            <text:p>Hela-2741</text:p>
          </table:table-cell>
          <table:table-cell office:value-type="float" office:value="59.45">
            <text:p>59.45</text:p>
          </table:table-cell>
          <table:table-cell office:value-type="float" office:value="28.07">
            <text:p>28.07</text:p>
          </table:table-cell>
          <table:table-cell office:value-type="float" office:value="4557.0">
            <text:p>4557.0</text:p>
          </table:table-cell>
          <table:table-cell office:value-type="float" office:value="34.0">
            <text:p>34.0</text:p>
          </table:table-cell>
          <table:table-cell office:value-type="string" office:value="burn animal bone">
            <text:p>burn animal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88">
            <text:p>8.8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Hela-1909">
            <text:p>Hela-1909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6130.0">
            <text:p>6130.0</text:p>
          </table:table-cell>
          <table:table-cell office:value-type="float" office:value="45.0">
            <text:p>45.0</text:p>
          </table:table-cell>
          <table:table-cell office:value-type="string" office:value="burnt animal bone">
            <text:p>burnt animal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68">
            <text:p>9.6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Kriiska1996,RosentauEtal2013,RosentauEtal2021">
            <text:p>Kriiska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Hela-1945">
            <text:p>Hela-1945</text:p>
          </table:table-cell>
          <table:table-cell office:value-type="float" office:value="59.59">
            <text:p>59.59</text:p>
          </table:table-cell>
          <table:table-cell office:value-type="float" office:value="28.14">
            <text:p>28.14</text:p>
          </table:table-cell>
          <table:table-cell office:value-type="float" office:value="5090.0">
            <text:p>5090.0</text:p>
          </table:table-cell>
          <table:table-cell office:value-type="float" office:value="40.0">
            <text:p>40.0</text:p>
          </table:table-cell>
          <table:table-cell office:value-type="string" office:value="burnt animal bone (Vulpes vulpes)">
            <text:p>burnt animal bone (Vulpes vulpes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0.18">
            <text:p>10.1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8">
            <text:p>Narva-Luga-08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9620.0">
            <text:p>9620.0</text:p>
          </table:table-cell>
          <table:table-cell office:value-type="float" office:value="125.0">
            <text:p>12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08">
            <text:p>7.0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Hela-2742">
            <text:p>Hela-2742</text:p>
          </table:table-cell>
          <table:table-cell office:value-type="float" office:value="59.44">
            <text:p>59.44</text:p>
          </table:table-cell>
          <table:table-cell office:value-type="float" office:value="28.27">
            <text:p>28.27</text:p>
          </table:table-cell>
          <table:table-cell office:value-type="float" office:value="6212.0">
            <text:p>6212.0</text:p>
          </table:table-cell>
          <table:table-cell office:value-type="float" office:value="48.0">
            <text:p>48.0</text:p>
          </table:table-cell>
          <table:table-cell office:value-type="string" office:value="burnt animal bone">
            <text:p>burnt animal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18">
            <text:p>8.1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Hela-2743">
            <text:p>Hela-2743</text:p>
          </table:table-cell>
          <table:table-cell office:value-type="float" office:value="59.6">
            <text:p>59.6</text:p>
          </table:table-cell>
          <table:table-cell office:value-type="float" office:value="28.2">
            <text:p>28.2</text:p>
          </table:table-cell>
          <table:table-cell office:value-type="float" office:value="5442.0">
            <text:p>5442.0</text:p>
          </table:table-cell>
          <table:table-cell office:value-type="float" office:value="45.0">
            <text:p>45.0</text:p>
          </table:table-cell>
          <table:table-cell office:value-type="string" office:value="burnt animal bone">
            <text:p>burnt animal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0.18">
            <text:p>10.1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Beta-309096">
            <text:p>Beta-309096</text:p>
          </table:table-cell>
          <table:table-cell office:value-type="float" office:value="59.4">
            <text:p>59.4</text:p>
          </table:table-cell>
          <table:table-cell office:value-type="float" office:value="28.32">
            <text:p>28.32</text:p>
          </table:table-cell>
          <table:table-cell office:value-type="float" office:value="5820.0">
            <text:p>5820.0</text:p>
          </table:table-cell>
          <table:table-cell office:value-type="float" office:value="30.0">
            <text:p>30.0</text:p>
          </table:table-cell>
          <table:table-cell office:value-type="string" office:value="burnt animal bone">
            <text:p>burnt animal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68">
            <text:p>7.6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Hela-1863">
            <text:p>Hela-1863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5220.0">
            <text:p>5220.0</text:p>
          </table:table-cell>
          <table:table-cell office:value-type="float" office:value="50.0">
            <text:p>50.0</text:p>
          </table:table-cell>
          <table:table-cell office:value-type="string" office:value="Crust from fragm of combed ware">
            <text:p>Crust from fragm of combed war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78">
            <text:p>6.7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9">
            <text:p>Narva-Luga-09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10910.0">
            <text:p>10910.0</text:p>
          </table:table-cell>
          <table:table-cell office:value-type="float" office:value="145.0">
            <text:p>14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08">
            <text:p>7.0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2972">
            <text:p>Ta-2972</text:p>
          </table:table-cell>
          <table:table-cell office:value-type="float" office:value="59.49">
            <text:p>59.49</text:p>
          </table:table-cell>
          <table:table-cell office:value-type="float" office:value="28.23">
            <text:p>28.23</text:p>
          </table:table-cell>
          <table:table-cell office:value-type="float" office:value="7950.0">
            <text:p>795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78">
            <text:p>1.7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ln-1989">
            <text:p>Tln-1989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6023.0">
            <text:p>6023.0</text:p>
          </table:table-cell>
          <table:table-cell office:value-type="float" office:value="95.0">
            <text:p>9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88">
            <text:p>8.8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Kriiska1996,RosentauEtal2013,RosentauEtal2021">
            <text:p>Kriiska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71">
            <text:p>Poz-1371</text:p>
          </table:table-cell>
          <table:table-cell office:value-type="float" office:value="59.59">
            <text:p>59.59</text:p>
          </table:table-cell>
          <table:table-cell office:value-type="float" office:value="28.54">
            <text:p>28.54</text:p>
          </table:table-cell>
          <table:table-cell office:value-type="float" office:value="5455.0">
            <text:p>5455.0</text:p>
          </table:table-cell>
          <table:table-cell office:value-type="float" office:value="45.0">
            <text:p>4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08">
            <text:p>7.0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72">
            <text:p>Poz-1372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5990.0">
            <text:p>5990.0</text:p>
          </table:table-cell>
          <table:table-cell office:value-type="float" office:value="40.0">
            <text:p>4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73">
            <text:p>Poz-1373</text:p>
          </table:table-cell>
          <table:table-cell office:value-type="float" office:value="59.64">
            <text:p>59.64</text:p>
          </table:table-cell>
          <table:table-cell office:value-type="float" office:value="28.44">
            <text:p>28.44</text:p>
          </table:table-cell>
          <table:table-cell office:value-type="float" office:value="7280.0">
            <text:p>728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78">
            <text:p>7.7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2970">
            <text:p>Ta-2970</text:p>
          </table:table-cell>
          <table:table-cell office:value-type="float" office:value="59.49">
            <text:p>59.49</text:p>
          </table:table-cell>
          <table:table-cell office:value-type="float" office:value="28.23">
            <text:p>28.23</text:p>
          </table:table-cell>
          <table:table-cell office:value-type="float" office:value="4300.0">
            <text:p>43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78">
            <text:p>3.78</text:p>
          </table:table-cell>
          <table:table-cell office:value-type="float" office:value="0.400125">
            <text:p>0.400125</text:p>
          </table:table-cell>
          <table:table-cell office:value-type="float" office:value="0.400125">
            <text:p>0.400125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4881">
            <text:p>LuA-4881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7135.0">
            <text:p>7135.0</text:p>
          </table:table-cell>
          <table:table-cell office:value-type="float" office:value="95.0">
            <text:p>9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5193">
            <text:p>LuA-5193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7600.0">
            <text:p>7600.0</text:p>
          </table:table-cell>
          <table:table-cell office:value-type="float" office:value="85.0">
            <text:p>8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74">
            <text:p>Poz-1374</text:p>
          </table:table-cell>
          <table:table-cell office:value-type="float" office:value="59.64">
            <text:p>59.64</text:p>
          </table:table-cell>
          <table:table-cell office:value-type="float" office:value="28.42">
            <text:p>28.42</text:p>
          </table:table-cell>
          <table:table-cell office:value-type="float" office:value="7400.0">
            <text:p>740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78">
            <text:p>7.7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82">
            <text:p>Poz-1382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5175.0">
            <text:p>5175.0</text:p>
          </table:table-cell>
          <table:table-cell office:value-type="float" office:value="45.0">
            <text:p>4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16">
            <text:p>Poz-1316</text:p>
          </table:table-cell>
          <table:table-cell office:value-type="float" office:value="59.59">
            <text:p>59.59</text:p>
          </table:table-cell>
          <table:table-cell office:value-type="float" office:value="28.54">
            <text:p>28.54</text:p>
          </table:table-cell>
          <table:table-cell office:value-type="float" office:value="7110.0">
            <text:p>7110.0</text:p>
          </table:table-cell>
          <table:table-cell office:value-type="float" office:value="40.0">
            <text:p>4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08">
            <text:p>7.0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ln-1890">
            <text:p>Tln-1890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5469.0">
            <text:p>5469.0</text:p>
          </table:table-cell>
          <table:table-cell office:value-type="float" office:value="111.0">
            <text:p>111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68">
            <text:p>8.6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Kriiska1995,RosentauEtal2013,RosentauEtal2021">
            <text:p>Kriiska1995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5194">
            <text:p>LuA-5194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7185.0">
            <text:p>7185.0</text:p>
          </table:table-cell>
          <table:table-cell office:value-type="float" office:value="85.0">
            <text:p>8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5275">
            <text:p>LuA-5275</text:p>
          </table:table-cell>
          <table:table-cell office:value-type="float" office:value="59.64">
            <text:p>59.64</text:p>
          </table:table-cell>
          <table:table-cell office:value-type="float" office:value="28.42">
            <text:p>28.42</text:p>
          </table:table-cell>
          <table:table-cell office:value-type="float" office:value="7030.0">
            <text:p>7030.0</text:p>
          </table:table-cell>
          <table:table-cell office:value-type="float" office:value="85.0">
            <text:p>8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78">
            <text:p>7.7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5287">
            <text:p>LuA-5287</text:p>
          </table:table-cell>
          <table:table-cell office:value-type="float" office:value="59.64">
            <text:p>59.64</text:p>
          </table:table-cell>
          <table:table-cell office:value-type="float" office:value="28.44">
            <text:p>28.44</text:p>
          </table:table-cell>
          <table:table-cell office:value-type="float" office:value="6360.0">
            <text:p>636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78">
            <text:p>7.7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5288">
            <text:p>LuA-5288</text:p>
          </table:table-cell>
          <table:table-cell office:value-type="float" office:value="59.64">
            <text:p>59.64</text:p>
          </table:table-cell>
          <table:table-cell office:value-type="float" office:value="28.44">
            <text:p>28.44</text:p>
          </table:table-cell>
          <table:table-cell office:value-type="float" office:value="5545.0">
            <text:p>5545.0</text:p>
          </table:table-cell>
          <table:table-cell office:value-type="float" office:value="94.0">
            <text:p>94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78">
            <text:p>7.7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91">
            <text:p>Poz-1391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6630.0">
            <text:p>6630.0</text:p>
          </table:table-cell>
          <table:table-cell office:value-type="float" office:value="45.0">
            <text:p>4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ln-1992">
            <text:p>Tln-1992</text:p>
          </table:table-cell>
          <table:table-cell office:value-type="float" office:value="59.42">
            <text:p>59.42</text:p>
          </table:table-cell>
          <table:table-cell office:value-type="float" office:value="28.12">
            <text:p>28.12</text:p>
          </table:table-cell>
          <table:table-cell office:value-type="float" office:value="5268.0">
            <text:p>5268.0</text:p>
          </table:table-cell>
          <table:table-cell office:value-type="float" office:value="58.0">
            <text:p>58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68">
            <text:p>8.6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Kriiska1996,RosentauEtal2013,RosentauEtal2021">
            <text:p>Kriiska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5">
            <text:p>Narva-Luga-05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10610.0">
            <text:p>10610.0</text:p>
          </table:table-cell>
          <table:table-cell office:value-type="float" office:value="225.0">
            <text:p>225.0</text:p>
          </table:table-cell>
          <table:table-cell office:value-type="string" office:value="Wood in nearhore sand">
            <text:p>Wood in nearhor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68">
            <text:p>1.68</text:p>
          </table:table-cell>
          <table:table-cell office:value-type="float" office:value="0.4031128874149275">
            <text:p>0.4031128874149275</text:p>
          </table:table-cell>
          <table:table-cell office:value-type="float" office:value="0.4031128874149275">
            <text:p>0.4031128874149275</text:p>
          </table:table-cell>
          <table:table-cell office:value-type="string" office:value="LeplandEtal1996,RosentauEtal2013,RosentauEtal2021">
            <text:p>LeplandEtal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ln-1990">
            <text:p>Tln-1990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5624.0">
            <text:p>5624.0</text:p>
          </table:table-cell>
          <table:table-cell office:value-type="float" office:value="115.0">
            <text:p>11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88">
            <text:p>8.8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Kriiska1996,RosentauEtal2013,RosentauEtal2021">
            <text:p>Kriiska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e-12">
            <text:p>Le-12</text:p>
          </table:table-cell>
          <table:table-cell office:value-type="float" office:value="59.45">
            <text:p>59.45</text:p>
          </table:table-cell>
          <table:table-cell office:value-type="float" office:value="28.14">
            <text:p>28.14</text:p>
          </table:table-cell>
          <table:table-cell office:value-type="float" office:value="7370.0">
            <text:p>7370.0</text:p>
          </table:table-cell>
          <table:table-cell office:value-type="float" office:value="210.0">
            <text:p>2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68">
            <text:p>6.6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Kessel1963,RosentauEtal2013,RosentauEtal2021">
            <text:p>Kessel196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2938">
            <text:p>Ta-2938</text:p>
          </table:table-cell>
          <table:table-cell office:value-type="float" office:value="59.42">
            <text:p>59.42</text:p>
          </table:table-cell>
          <table:table-cell office:value-type="float" office:value="28.11">
            <text:p>28.11</text:p>
          </table:table-cell>
          <table:table-cell office:value-type="float" office:value="7020.0">
            <text:p>7020.0</text:p>
          </table:table-cell>
          <table:table-cell office:value-type="float" office:value="150.0">
            <text:p>150.0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08">
            <text:p>4.08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5195">
            <text:p>LuA-5195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6530.0">
            <text:p>6530.0</text:p>
          </table:table-cell>
          <table:table-cell office:value-type="float" office:value="90.0">
            <text:p>9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33">
            <text:p>TA-33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5820.0">
            <text:p>5820.0</text:p>
          </table:table-cell>
          <table:table-cell office:value-type="float" office:value="200.0">
            <text:p>2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18">
            <text:p>8.1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40">
            <text:p>TA-40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6740.0">
            <text:p>6740.0</text:p>
          </table:table-cell>
          <table:table-cell office:value-type="float" office:value="250.0">
            <text:p>25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68">
            <text:p>7.6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2">
            <text:p>Narva-Luga-02</text:p>
          </table:table-cell>
          <table:table-cell office:value-type="float" office:value="59.42">
            <text:p>59.42</text:p>
          </table:table-cell>
          <table:table-cell office:value-type="float" office:value="28.11">
            <text:p>28.11</text:p>
          </table:table-cell>
          <table:table-cell office:value-type="float" office:value="11100.0">
            <text:p>11100.0</text:p>
          </table:table-cell>
          <table:table-cell office:value-type="float" office:value="75.0">
            <text:p>75.0</text:p>
          </table:table-cell>
          <table:table-cell office:value-type="string" office:value="Alnus wood in nearhore sand">
            <text:p>Alnus wood in nearhor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48">
            <text:p>1.48</text:p>
          </table:table-cell>
          <table:table-cell office:value-type="float" office:value="0.4031128874149275">
            <text:p>0.4031128874149275</text:p>
          </table:table-cell>
          <table:table-cell office:value-type="float" office:value="0.4031128874149275">
            <text:p>0.4031128874149275</text:p>
          </table:table-cell>
          <table:table-cell office:value-type="string" office:value="LeplandEtal1996,RosentauEtal2013,RosentauEtal2021">
            <text:p>LeplandEtal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41">
            <text:p>TA-41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7090.0">
            <text:p>7090.0</text:p>
          </table:table-cell>
          <table:table-cell office:value-type="float" office:value="230.0">
            <text:p>23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25">
            <text:p>TA-25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7580.0">
            <text:p>7580.0</text:p>
          </table:table-cell>
          <table:table-cell office:value-type="float" office:value="300.0">
            <text:p>3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17">
            <text:p>TA-17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6020.0">
            <text:p>6020.0</text:p>
          </table:table-cell>
          <table:table-cell office:value-type="float" office:value="120.0">
            <text:p>120.0</text:p>
          </table:table-cell>
          <table:table-cell office:value-type="string" office:value="animal bone">
            <text:p>animal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68">
            <text:p>7.6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43487">
            <text:p>Poz-43487</text:p>
          </table:table-cell>
          <table:table-cell office:value-type="float" office:value="59.4">
            <text:p>59.4</text:p>
          </table:table-cell>
          <table:table-cell office:value-type="float" office:value="28.16">
            <text:p>28.16</text:p>
          </table:table-cell>
          <table:table-cell office:value-type="float" office:value="7210.0">
            <text:p>72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58">
            <text:p>4.58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43488">
            <text:p>Poz-43488</text:p>
          </table:table-cell>
          <table:table-cell office:value-type="float" office:value="59.41">
            <text:p>59.41</text:p>
          </table:table-cell>
          <table:table-cell office:value-type="float" office:value="28.13">
            <text:p>28.13</text:p>
          </table:table-cell>
          <table:table-cell office:value-type="float" office:value="8220.0">
            <text:p>8220.0</text:p>
          </table:table-cell>
          <table:table-cell office:value-type="float" office:value="40.0">
            <text:p>40.0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.28">
            <text:p>5.28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43489">
            <text:p>Poz-43489</text:p>
          </table:table-cell>
          <table:table-cell office:value-type="float" office:value="59.41">
            <text:p>59.41</text:p>
          </table:table-cell>
          <table:table-cell office:value-type="float" office:value="28.13">
            <text:p>28.13</text:p>
          </table:table-cell>
          <table:table-cell office:value-type="float" office:value="8180.0">
            <text:p>8180.0</text:p>
          </table:table-cell>
          <table:table-cell office:value-type="float" office:value="40.0">
            <text:p>40.0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.38">
            <text:p>5.38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52">
            <text:p>TA-52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7375.0">
            <text:p>7375.0</text:p>
          </table:table-cell>
          <table:table-cell office:value-type="float" office:value="190.0">
            <text:p>19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68">
            <text:p>7.6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4">
            <text:p>Narva-Luga-04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10360.0">
            <text:p>10360.0</text:p>
          </table:table-cell>
          <table:table-cell office:value-type="float" office:value="95.0">
            <text:p>95.0</text:p>
          </table:table-cell>
          <table:table-cell office:value-type="string" office:value="Wood in nearhore sand">
            <text:p>Wood in nearhor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68">
            <text:p>2.68</text:p>
          </table:table-cell>
          <table:table-cell office:value-type="float" office:value="0.4031128874149275">
            <text:p>0.4031128874149275</text:p>
          </table:table-cell>
          <table:table-cell office:value-type="float" office:value="0.4031128874149275">
            <text:p>0.4031128874149275</text:p>
          </table:table-cell>
          <table:table-cell office:value-type="string" office:value="LeplandEtal1996,RosentauEtal2013,RosentauEtal2021">
            <text:p>LeplandEtal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ln-119">
            <text:p>Tln-119</text:p>
          </table:table-cell>
          <table:table-cell office:value-type="float" office:value="59.42">
            <text:p>59.42</text:p>
          </table:table-cell>
          <table:table-cell office:value-type="float" office:value="28.08">
            <text:p>28.08</text:p>
          </table:table-cell>
          <table:table-cell office:value-type="float" office:value="7475.0">
            <text:p>7475.0</text:p>
          </table:table-cell>
          <table:table-cell office:value-type="float" office:value="119.0">
            <text:p>119.0</text:p>
          </table:table-cell>
          <table:table-cell office:value-type="string" office:value="detritus gyttja">
            <text:p>detritus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18">
            <text:p>2.1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LeplandEtal1996,RosentauEtal2013,RosentauEtal2021">
            <text:p>LeplandEtal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2964">
            <text:p>Poz-2964</text:p>
          </table:table-cell>
          <table:table-cell office:value-type="float" office:value="59.65">
            <text:p>59.65</text:p>
          </table:table-cell>
          <table:table-cell office:value-type="float" office:value="28.63">
            <text:p>28.63</text:p>
          </table:table-cell>
          <table:table-cell office:value-type="float" office:value="6850.0">
            <text:p>685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.38">
            <text:p>9.3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2953">
            <text:p>Poz-2953</text:p>
          </table:table-cell>
          <table:table-cell office:value-type="float" office:value="59.65">
            <text:p>59.65</text:p>
          </table:table-cell>
          <table:table-cell office:value-type="float" office:value="28.63">
            <text:p>28.63</text:p>
          </table:table-cell>
          <table:table-cell office:value-type="float" office:value="6220.0">
            <text:p>6220.0</text:p>
          </table:table-cell>
          <table:table-cell office:value-type="float" office:value="35.0">
            <text:p>3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.38">
            <text:p>9.3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2895">
            <text:p>Poz-2895</text:p>
          </table:table-cell>
          <table:table-cell office:value-type="float" office:value="59.61">
            <text:p>59.61</text:p>
          </table:table-cell>
          <table:table-cell office:value-type="float" office:value="28.48">
            <text:p>28.48</text:p>
          </table:table-cell>
          <table:table-cell office:value-type="float" office:value="7520.0">
            <text:p>7520.0</text:p>
          </table:table-cell>
          <table:table-cell office:value-type="float" office:value="40.0">
            <text:p>40.0</text:p>
          </table:table-cell>
          <table:table-cell office:value-type="string" office:value="buried peat">
            <text:p>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68">
            <text:p>3.6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3">
            <text:p>Narva-Luga-03</text:p>
          </table:table-cell>
          <table:table-cell office:value-type="float" office:value="59.42">
            <text:p>59.42</text:p>
          </table:table-cell>
          <table:table-cell office:value-type="float" office:value="28.11">
            <text:p>28.11</text:p>
          </table:table-cell>
          <table:table-cell office:value-type="float" office:value="11150.0">
            <text:p>11150.0</text:p>
          </table:table-cell>
          <table:table-cell office:value-type="float" office:value="405.0">
            <text:p>405.0</text:p>
          </table:table-cell>
          <table:table-cell office:value-type="string" office:value="Alnus wood in nearshore sand">
            <text:p>Alnus wood in nearshor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48">
            <text:p>4.48</text:p>
          </table:table-cell>
          <table:table-cell office:value-type="float" office:value="0.1118033988749895">
            <text:p>0.1118033988749895</text:p>
          </table:table-cell>
          <table:table-cell office:value-type="float" office:value="0.1118033988749895">
            <text:p>0.1118033988749895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1">
            <text:p>Narva-Luga-01</text:p>
          </table:table-cell>
          <table:table-cell office:value-type="float" office:value="59.42">
            <text:p>59.42</text:p>
          </table:table-cell>
          <table:table-cell office:value-type="float" office:value="28.11">
            <text:p>28.11</text:p>
          </table:table-cell>
          <table:table-cell office:value-type="float" office:value="10770.0">
            <text:p>10770.0</text:p>
          </table:table-cell>
          <table:table-cell office:value-type="float" office:value="165.0">
            <text:p>165.0</text:p>
          </table:table-cell>
          <table:table-cell office:value-type="string" office:value="Betula wood in lagoon sand">
            <text:p>Betula wood in 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68">
            <text:p>2.68</text:p>
          </table:table-cell>
          <table:table-cell office:value-type="float" office:value="0.4031128874149275">
            <text:p>0.4031128874149275</text:p>
          </table:table-cell>
          <table:table-cell office:value-type="float" office:value="0.4031128874149275">
            <text:p>0.4031128874149275</text:p>
          </table:table-cell>
          <table:table-cell office:value-type="string" office:value="LeplandEtal1996,RosentauEtal2013,RosentauEtal2021">
            <text:p>LeplandEtal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2892">
            <text:p>Poz-2892</text:p>
          </table:table-cell>
          <table:table-cell office:value-type="float" office:value="59.61">
            <text:p>59.61</text:p>
          </table:table-cell>
          <table:table-cell office:value-type="float" office:value="28.48">
            <text:p>28.48</text:p>
          </table:table-cell>
          <table:table-cell office:value-type="float" office:value="6990.0">
            <text:p>6990.0</text:p>
          </table:table-cell>
          <table:table-cell office:value-type="float" office:value="40.0">
            <text:p>40.0</text:p>
          </table:table-cell>
          <table:table-cell office:value-type="string" office:value="buried peat">
            <text:p>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38">
            <text:p>4.3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2979">
            <text:p>Ta-2979</text:p>
          </table:table-cell>
          <table:table-cell office:value-type="float" office:value="59.4">
            <text:p>59.4</text:p>
          </table:table-cell>
          <table:table-cell office:value-type="float" office:value="28.17">
            <text:p>28.17</text:p>
          </table:table-cell>
          <table:table-cell office:value-type="float" office:value="7200.0">
            <text:p>720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78">
            <text:p>4.78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ln-1705">
            <text:p>Tln-1705</text:p>
          </table:table-cell>
          <table:table-cell office:value-type="float" office:value="59.42">
            <text:p>59.42</text:p>
          </table:table-cell>
          <table:table-cell office:value-type="float" office:value="28.08">
            <text:p>28.08</text:p>
          </table:table-cell>
          <table:table-cell office:value-type="float" office:value="7757.0">
            <text:p>7757.0</text:p>
          </table:table-cell>
          <table:table-cell office:value-type="float" office:value="89.0">
            <text:p>89.0</text:p>
          </table:table-cell>
          <table:table-cell office:value-type="string" office:value="buried peat">
            <text:p>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68">
            <text:p>1.6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LeplandEtal1996,RosentauEtal2013,RosentauEtal2021">
            <text:p>LeplandEtal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2893">
            <text:p>Poz-2893</text:p>
          </table:table-cell>
          <table:table-cell office:value-type="float" office:value="59.61">
            <text:p>59.61</text:p>
          </table:table-cell>
          <table:table-cell office:value-type="float" office:value="28.48">
            <text:p>28.48</text:p>
          </table:table-cell>
          <table:table-cell office:value-type="float" office:value="7120.0">
            <text:p>7120.0</text:p>
          </table:table-cell>
          <table:table-cell office:value-type="float" office:value="40.0">
            <text:p>40.0</text:p>
          </table:table-cell>
          <table:table-cell office:value-type="string" office:value="buried peat">
            <text:p>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98">
            <text:p>3.9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